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286cm" svg:height="2.159cm" svg:x="6.731cm" svg:y="6.477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302cm" svg:y="4.826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413cm" svg:x="1.397cm" svg:y="12.573cm">
          <text:p text:style-name="P1"><text:span text:style-name="T1">Secure design principles applied, including all S&amp;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445cm" svg:height="2.032cm" svg:x="4.953cm" svg:y="9.398cm">
          <text:p text:style-name="P1"><text:span text:style-name="T1">Availability through sca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794cm" svg:height="1.397cm" svg:x="13.335cm" svg:y="7.747cm">
          <text:p text:style-name="P1"><text:span text:style-name="T1">Security in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556cm" svg:height="1.524cm" svg:x="13.336cm" svg:y="3.833cm">
          <text:p text:style-name="P1"><text:span text:style-name="T1">Development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302cm" svg:height="1.778cm" svg:x="14.124cm" svg:y="5.461cm">
          <text:p text:style-name="P1"><text:span text:style-name="T1">Deploy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159cm" svg:height="1.397cm" svg:x="18.161cm" svg:y="3.175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572cm" svg:y1="4.826cm" svg:x2="10.164cm" svg:y2="3.542cm" draw:start-shape="id1" draw:start-glue-point="0" draw:end-shape="id2" draw:end-glue-point="3" svg:d="M4572 4826l5592-1284" svg:viewBox="0 0 5593 1285">
          <text:p/>
        </draw:connector>
        <draw:connector draw:style-name="gr3" draw:text-style-name="P1" draw:layer="layout" draw:type="line" svg:x1="14.732cm" svg:y1="7.747cm" svg:x2="10.163cm" svg:y2="3.541cm" draw:start-shape="id3" draw:start-glue-point="0" svg:d="M14732 7747l-4569-4206" svg:viewBox="0 0 4570 4207">
          <text:p/>
        </draw:connector>
        <draw:connector draw:style-name="gr3" draw:text-style-name="P1" draw:layer="layout" draw:type="line" svg:x1="3.492cm" svg:y1="12.573cm" svg:x2="4.572cm" svg:y2="6.223cm" draw:start-shape="id4" draw:start-glue-point="0" draw:end-shape="id1" draw:end-glue-point="2" svg:d="M3492 12573l1080-6350" svg:viewBox="0 0 1081 6351">
          <text:p/>
        </draw:connector>
        <draw:connector draw:style-name="gr3" draw:text-style-name="P1" draw:layer="layout" draw:type="line" svg:x1="7.175cm" svg:y1="9.398cm" svg:x2="4.572cm" svg:y2="6.223cm" draw:start-shape="id5" draw:start-glue-point="0" draw:end-shape="id1" draw:end-glue-point="2" svg:d="M7175 9398l-2603-3175" svg:viewBox="0 0 2604 3176">
          <text:p/>
        </draw:connector>
        <draw:connector draw:style-name="gr3" draw:text-style-name="P1" draw:layer="layout" draw:type="line" svg:x1="7.874cm" svg:y1="6.477cm" svg:x2="4.572cm" svg:y2="6.223cm" draw:start-shape="id6" draw:start-glue-point="0" draw:end-shape="id1" draw:end-glue-point="2" svg:d="M7874 6477l-3302-254" svg:viewBox="0 0 3303 255">
          <text:p/>
        </draw:connector>
        <draw:connector draw:style-name="gr3" draw:text-style-name="P1" draw:layer="layout" draw:type="line" svg:x1="12.001cm" svg:y1="6.096cm" svg:x2="10.164cm" svg:y2="3.542cm" draw:start-shape="id7" draw:start-glue-point="0" svg:d="M12001 6096l-1837-2554" svg:viewBox="0 0 1838 2555">
          <text:p/>
        </draw:connector>
        <draw:connector draw:style-name="gr3" draw:text-style-name="P1" xml:id="id2" draw:id="id2" draw:layer="layout" draw:type="line" svg:x1="14.124cm" svg:y1="6.35cm" svg:x2="10.164cm" svg:y2="3.542cm" draw:start-shape="id8" svg:d="M14124 6350l-3960-2808" svg:viewBox="0 0 3961 2809">
          <text:p/>
        </draw:connector>
        <draw:connector draw:style-name="gr3" draw:text-style-name="P1" draw:layer="layout" draw:type="line" svg:x1="15.114cm" svg:y1="3.833cm" svg:x2="13.35cm" svg:y2="3.261cm" draw:start-shape="id9" draw:start-glue-point="0" draw:end-shape="id10" draw:end-glue-point="9" svg:d="M15114 3833l-1764-572" svg:viewBox="0 0 1765 573">
          <text:p/>
        </draw:connector>
        <draw:connector draw:style-name="gr3" draw:text-style-name="P1" draw:layer="layout" draw:type="line" svg:x1="18.161cm" svg:y1="3.873cm" svg:x2="13.35cm" svg:y2="3.261cm" draw:start-shape="id11" draw:start-glue-point="3" draw:end-shape="id10" draw:end-glue-point="9" svg:d="M18161 3873l-4811-612" svg:viewBox="0 0 4812 613">
          <text:p/>
        </draw:connector>
        <draw:custom-shape draw:style-name="gr1" draw:text-style-name="P2" xml:id="id19" draw:id="id19" draw:layer="layout" svg:width="4.191cm" svg:height="2.159cm" svg:x="10.541cm" svg:y="10.668cm">
          <text:p text:style-name="P1"><text:span text:style-name="T1">Auto-detect vulnerabilities when they are publicly re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89cm" svg:y1="12.954cm" svg:x2="10.164cm" svg:y2="3.542cm" draw:start-shape="id12" draw:start-glue-point="4" draw:end-shape="id2" draw:end-glue-point="3" svg:d="M9589 12954l575-9412" svg:viewBox="0 0 576 9413">
          <text:p/>
        </draw:connector>
        <draw:custom-shape draw:style-name="gr1" draw:text-style-name="P2" xml:id="id13" draw:id="id13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794cm" svg:height="1.905cm" svg:x="16.753cm" svg:y="15.07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921cm" svg:height="2.54cm" svg:x="16.426cm" svg:y="18.388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985cm" svg:y1="14.152cm" svg:x2="14.732cm" svg:y2="9.144cm" draw:start-shape="id13" draw:start-glue-point="3" draw:end-shape="id3" draw:end-glue-point="2" svg:d="M16985 14152l-2253-5008" svg:viewBox="0 0 2254 5009">
          <text:p/>
        </draw:connector>
        <draw:connector draw:style-name="gr3" draw:text-style-name="P1" draw:layer="layout" draw:type="line" svg:x1="16.753cm" svg:y1="16.022cm" svg:x2="14.732cm" svg:y2="9.144cm" draw:start-shape="id14" draw:start-glue-point="3" draw:end-shape="id3" draw:end-glue-point="2" svg:d="M16753 16022l-2021-6878" svg:viewBox="0 0 2022 6879">
          <text:p/>
        </draw:connector>
        <draw:connector draw:style-name="gr3" draw:text-style-name="P1" draw:layer="layout" draw:type="line" svg:x1="16.426cm" svg:y1="19.658cm" svg:x2="14.732cm" svg:y2="9.144cm" draw:start-shape="id15" draw:start-glue-point="3" draw:end-shape="id3" draw:end-glue-point="2" svg:d="M16426 19658l-1694-10514" svg:viewBox="0 0 1695 10515">
          <text:p/>
        </draw:connector>
        <draw:custom-shape draw:style-name="gr1" draw:text-style-name="P2" xml:id="id16" draw:id="id16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99cm" svg:y1="17.525cm" svg:x2="14.732cm" svg:y2="9.144cm" draw:start-shape="id16" draw:start-glue-point="3" draw:end-shape="id3" draw:end-glue-point="2" svg:d="M16699 17525l-1967-8381" svg:viewBox="0 0 1968 8382">
          <text:p/>
        </draw:connector>
        <draw:custom-shape draw:style-name="gr1" draw:text-style-name="P2" xml:id="id17" draw:id="id17" draw:layer="layout" svg:width="4.191cm" svg:height="1.397cm" svg:x="16.002cm" svg:y="1.651cm">
          <text:p text:style-name="P1"><text:span text:style-name="T1">Received CII Best Practices ba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002cm" svg:y1="2.349cm" svg:x2="13.351cm" svg:y2="3.244cm" draw:start-shape="id17" draw:start-glue-point="3" svg:d="M16002 2349l-2651 895" svg:viewBox="0 0 2652 896">
          <text:p/>
        </draw:connector>
        <draw:custom-shape draw:style-name="gr1" draw:text-style-name="P2" xml:id="id18" draw:id="id18" draw:layer="layout" svg:width="2.159cm" svg:height="1.651cm" svg:x="10.033cm" svg:y="8.89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112cm" svg:y1="8.89cm" svg:x2="12.001cm" svg:y2="8.001cm" draw:start-shape="id18" draw:start-glue-point="0" draw:end-shape="id7" draw:end-glue-point="2" svg:d="M11112 8890l889-889" svg:viewBox="0 0 890 890">
          <text:p/>
        </draw:connector>
        <draw:connector draw:style-name="gr3" draw:text-style-name="P1" draw:layer="layout" draw:type="line" svg:x1="12.636cm" svg:y1="10.668cm" svg:x2="11.988cm" svg:y2="8.009cm" draw:start-shape="id19" draw:start-glue-point="0" svg:d="M12636 10668l-648-2659" svg:viewBox="0 0 649 2660">
          <text:p/>
        </draw:connector>
        <draw:custom-shape draw:style-name="gr1" draw:text-style-name="P2" xml:id="id20" draw:id="id20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10.164cm" svg:y2="3.485cm" draw:start-shape="id20" draw:start-glue-point="1" svg:d="M4445 3492l5719-7" svg:viewBox="0 0 5720 8">
          <text:p/>
        </draw:connector>
        <draw:frame draw:style-name="gr4" draw:text-style-name="P4" draw:layer="layout" svg:width="2.763cm" svg:height="0.649cm" svg:x="0.793cm" svg:y="4.304cm">
          <draw:text-box>
            <text:p><text:span text:style-name="T3">See first figure</text:span></text:p>
          </draw:text-box>
        </draw:frame>
        <draw:custom-shape draw:style-name="gr1" draw:text-style-name="P2" xml:id="id21" draw:id="id21" draw:layer="layout" svg:width="1.905cm" svg:height="1.016cm" svg:x="16.256cm" svg:y="7.874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3.048cm" svg:height="1.397cm" svg:x="17.118cm" svg:y="9.398cm">
          <text:p text:style-name="P1"><text:span text:style-name="T1">Exter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1.905cm" svg:height="2.032cm" svg:x="18.234cm" svg:y="6.731cm">
          <text:p text:style-name="P1"><text:span text:style-name="T1">Recovery</text:span></text:p>
          <text:p text:style-name="P1"><text:span text:style-name="T1">(backup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208cm" svg:y1="7.874cm" svg:x2="15.775cm" svg:y2="7.239cm" draw:start-shape="id21" draw:start-glue-point="0" draw:end-shape="id8" draw:end-glue-point="2" svg:d="M17208 7874l-1433-635" svg:viewBox="0 0 1434 636">
          <text:p/>
        </draw:connector>
        <draw:connector draw:style-name="gr3" draw:text-style-name="P1" draw:layer="layout" draw:type="line" svg:x1="17.018cm" svg:y1="12.192cm" svg:x2="17.208cm" svg:y2="8.89cm" draw:start-shape="id22" draw:start-glue-point="3" draw:end-shape="id21" draw:end-glue-point="2" svg:d="M17018 12192l190-3302" svg:viewBox="0 0 191 3303">
          <text:p/>
        </draw:connector>
        <draw:connector draw:style-name="gr3" draw:text-style-name="P1" draw:layer="layout" draw:type="line" svg:x1="18.642cm" svg:y1="9.398cm" svg:x2="17.208cm" svg:y2="8.89cm" draw:start-shape="id23" draw:start-glue-point="0" draw:end-shape="id21" draw:end-glue-point="2" svg:d="M18642 9398l-1434-508" svg:viewBox="0 0 1435 509">
          <text:p/>
        </draw:connector>
        <draw:connector draw:style-name="gr3" draw:text-style-name="P1" draw:layer="layout" draw:type="line" svg:x1="18.234cm" svg:y1="7.747cm" svg:x2="15.775cm" svg:y2="7.239cm" draw:start-shape="id24" draw:start-glue-point="3" draw:end-shape="id8" draw:end-glue-point="2" svg:d="M18234 7747l-2459-508" svg:viewBox="0 0 2460 509">
          <text:p/>
        </draw:connector>
        <draw:custom-shape draw:style-name="gr1" draw:text-style-name="P2" xml:id="id22" draw:id="id22" draw:layer="layout" svg:width="3.175cm" svg:height="2.032cm" svg:x="17.018cm" svg:y="11.176cm">
          <text:p text:style-name="P1"><text:span text:style-name="T1">Internal (logging/</text:span></text:p>
          <text:p text:style-name="P1"><text:span text:style-name="T1">anomaly det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5" draw:id="id25" draw:layer="layout" svg:width="2.413cm" svg:height="1.397cm" svg:x="17.78cm" svg:y="4.826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78cm" svg:y1="5.524cm" svg:x2="17.426cm" svg:y2="6.35cm" draw:start-shape="id25" draw:start-glue-point="3" draw:end-shape="id8" draw:end-glue-point="1" svg:d="M17780 5524l-354 826" svg:viewBox="0 0 355 827">
          <text:p/>
        </draw:connector>
        <draw:custom-shape draw:style-name="gr2" draw:text-style-name="P3" xml:id="id12" draw:id="id12" draw:layer="layout" svg:width="7.493cm" svg:height="2.413cm" svg:x="5.842cm" svg:y="12.954cm">
          <text:p text:style-name="P1"><text:span text:style-name="T2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2.921cm" svg:height="1.524cm" svg:x="0.762cm" svg:y="16.637cm">
          <text:p text:style-name="P1"><text:span text:style-name="T1">Economy of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3.175cm" svg:height="1.524cm" svg:x="1.397cm" svg:y="21.59cm">
          <text:p text:style-name="P1"><text:span text:style-name="T1">Complete med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3.175cm" svg:height="1.524cm" svg:x="1.016cm" svg:y="19.558cm">
          <text:p text:style-name="P1"><text:span text:style-name="T1">Fail-safe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175cm" svg:height="1.524cm" svg:x="2.159cm" svg:y="23.749cm">
          <text:p text:style-name="P1"><text:span text:style-name="T1">Ope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175cm" svg:height="1.524cm" svg:x="5.842cm" svg:y="24.384cm">
          <text:p text:style-name="P1"><text:span text:style-name="T1">Separation of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3.175cm" svg:height="1.524cm" svg:x="11.176cm" svg:y="22.098cm">
          <text:p text:style-name="P1"><text:span text:style-name="T1">Least common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175cm" svg:height="2.286cm" svg:x="9.398cm" svg:y="24.13cm">
          <text:p text:style-name="P1"><text:span text:style-name="T1">Least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3.556cm" svg:height="1.524cm" svg:x="11.176cm" svg:y="20.066cm">
          <text:p text:style-name="P1"><text:span text:style-name="T1">Psychological accept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556cm" svg:height="1.524cm" svg:x="10.922cm" svg:y="18.415cm">
          <text:p text:style-name="P1"><text:span text:style-name="T1">Limited attack su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5" draw:id="id35" draw:layer="layout" svg:width="3.556cm" svg:height="1.905cm" svg:x="10.668cm" svg:y="16.256cm">
          <text:p text:style-name="P1"><text:span text:style-name="T1">Input validation with <text:s/>white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16.637cm" svg:x2="3.492cm" svg:y2="14.986cm" draw:start-shape="id26" draw:start-glue-point="0" draw:end-shape="id4" draw:end-glue-point="2" svg:d="M2222 16637l1270-1651" svg:viewBox="0 0 1271 1652">
          <text:p/>
        </draw:connector>
        <draw:connector draw:style-name="gr3" draw:text-style-name="P1" draw:layer="layout" draw:type="line" svg:x1="4.191cm" svg:y1="20.32cm" svg:x2="3.492cm" svg:y2="14.986cm" draw:start-shape="id27" draw:start-glue-point="1" draw:end-shape="id4" draw:end-glue-point="2" svg:d="M4191 20320l-699-5334" svg:viewBox="0 0 700 5335">
          <text:p/>
        </draw:connector>
        <draw:connector draw:style-name="gr3" draw:text-style-name="P1" draw:layer="layout" draw:type="line" svg:x1="4.572cm" svg:y1="22.352cm" svg:x2="3.492cm" svg:y2="14.986cm" draw:start-shape="id28" draw:start-glue-point="1" draw:end-shape="id4" draw:end-glue-point="2" svg:d="M4572 22352l-1080-7366" svg:viewBox="0 0 1081 7367">
          <text:p/>
        </draw:connector>
        <draw:connector draw:style-name="gr3" draw:text-style-name="P1" draw:layer="layout" draw:type="line" svg:x1="5.334cm" svg:y1="24.511cm" svg:x2="3.492cm" svg:y2="14.986cm" draw:start-shape="id29" draw:start-glue-point="1" draw:end-shape="id4" draw:end-glue-point="2" svg:d="M5334 24511l-1842-9525" svg:viewBox="0 0 1843 9526">
          <text:p/>
        </draw:connector>
        <draw:connector draw:style-name="gr3" draw:text-style-name="P1" draw:layer="layout" draw:type="line" svg:x1="7.429cm" svg:y1="24.384cm" svg:x2="3.492cm" svg:y2="14.986cm" draw:start-shape="id30" draw:start-glue-point="0" draw:end-shape="id4" draw:end-glue-point="2" svg:d="M7429 24384l-3937-9398" svg:viewBox="0 0 3938 9399">
          <text:p/>
        </draw:connector>
        <draw:connector draw:style-name="gr3" draw:text-style-name="P1" draw:layer="layout" draw:type="line" svg:x1="10.985cm" svg:y1="24.13cm" svg:x2="3.492cm" svg:y2="14.986cm" draw:start-shape="id31" draw:start-glue-point="0" draw:end-shape="id4" draw:end-glue-point="2" svg:d="M10985 24130l-7493-9144" svg:viewBox="0 0 7494 9145">
          <text:p/>
        </draw:connector>
        <draw:connector draw:style-name="gr3" draw:text-style-name="P1" draw:layer="layout" draw:type="line" svg:x1="11.176cm" svg:y1="22.86cm" svg:x2="3.492cm" svg:y2="14.986cm" draw:start-shape="id32" draw:start-glue-point="3" draw:end-shape="id4" draw:end-glue-point="2" svg:d="M11176 22860l-7684-7874" svg:viewBox="0 0 7685 7875">
          <text:p/>
        </draw:connector>
        <draw:connector draw:style-name="gr3" draw:text-style-name="P1" draw:layer="layout" draw:type="line" svg:x1="11.176cm" svg:y1="20.828cm" svg:x2="3.492cm" svg:y2="14.986cm" draw:start-shape="id33" draw:start-glue-point="3" draw:end-shape="id4" draw:end-glue-point="2" svg:d="M11176 20828l-7684-5842" svg:viewBox="0 0 7685 5843">
          <text:p/>
        </draw:connector>
        <draw:connector draw:style-name="gr3" draw:text-style-name="P1" draw:layer="layout" draw:type="line" svg:x1="10.922cm" svg:y1="19.177cm" svg:x2="3.492cm" svg:y2="14.986cm" draw:start-shape="id34" draw:start-glue-point="3" draw:end-shape="id4" draw:end-glue-point="2" svg:d="M10922 19177l-7430-4191" svg:viewBox="0 0 7431 4192">
          <text:p/>
        </draw:connector>
        <draw:connector draw:style-name="gr3" draw:text-style-name="P1" draw:layer="layout" draw:type="line" svg:x1="10.668cm" svg:y1="17.208cm" svg:x2="3.492cm" svg:y2="14.986cm" draw:start-shape="id35" draw:start-glue-point="3" draw:end-shape="id4" draw:end-glue-point="2" svg:d="M10668 17208l-7176-2222" svg:viewBox="0 0 7177 2223">
          <text:p/>
        </draw:connector>
        <draw:frame draw:style-name="gr4" draw:text-style-name="P4" draw:layer="layout" svg:width="2.699cm" svg:height="0.649cm" svg:x="0.889cm" svg:y="18.161cm">
          <draw:text-box>
            <text:p><text:span text:style-name="T3">Simple desig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3T10:39:42.926866781</dc:date>
    <meta:editing-duration>PT1H41M6S</meta:editing-duration>
    <meta:editing-cycles>35</meta:editing-cycles>
    <meta:generator>LibreOffice/4.2.8.2$Linux_X86_64 LibreOffice_project/420m0$Build-2</meta:generator>
    <meta:document-statistic meta:object-count="69"/>
  </office:meta>
</office:document-meta>
</file>